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angal1" svg:font-family="Mangal"/>
    <style:font-face style:name="OpenSymbol" svg:font-family="OpenSymbol"/>
    <style:font-face style:name="monospace" svg:font-family="monospace"/>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automatic-styles>
    <style:style style:name="Tabella1" style:family="table">
      <style:table-properties style:width="17.672cm" fo:margin-left="-0.335cm" fo:margin-right="-0.339cm" table:align="margins" style:writing-mode="lr-tb"/>
    </style:style>
    <style:style style:name="Tabella1.A" style:family="table-column">
      <style:table-column-properties style:column-width="2.54cm" style:rel-column-width="9418*"/>
    </style:style>
    <style:style style:name="Tabella1.B" style:family="table-column">
      <style:table-column-properties style:column-width="1.778cm" style:rel-column-width="6592*"/>
    </style:style>
    <style:style style:name="Tabella1.C" style:family="table-column">
      <style:table-column-properties style:column-width="2.985cm" style:rel-column-width="11066*"/>
    </style:style>
    <style:style style:name="Tabella1.D" style:family="table-column">
      <style:table-column-properties style:column-width="10.372cm" style:rel-column-width="38459*"/>
    </style:style>
    <style:style style:name="Tabella1.1" style:family="table-row">
      <style:table-row-properties style:min-row-height="4.671cm" style:keep-together="true" fo:keep-together="auto"/>
    </style:style>
    <style:style style:name="Tabella1.A1" style:family="table-cell">
      <style:table-cell-properties style:vertical-align="top" fo:padding-left="0.123cm" fo:padding-right="0.123cm" fo:padding-top="0cm" fo:padding-bottom="0cm" fo:border="0.018cm solid #000000" style:writing-mode="lr-tb"/>
    </style:style>
    <style:style style:name="Tabella1.2" style:family="table-row">
      <style:table-row-properties style:min-row-height="1.256cm" style:keep-together="true" fo:keep-together="auto"/>
    </style:style>
    <style:style style:name="Tabella1.A2" style:family="table-cell">
      <style:table-cell-properties style:vertical-align="top" fo:padding-left="0.123cm" fo:padding-right="0.123cm" fo:padding-top="0cm" fo:padding-bottom="0cm" fo:border-left="0.018cm solid #000000" fo:border-right="none" fo:border-top="0.018cm solid #000000" fo:border-bottom="0.018cm solid #000000" style:writing-mode="lr-tb"/>
    </style:style>
    <style:style style:name="Tabella1.3" style:family="table-row">
      <style:table-row-properties style:min-row-height="2.778cm" style:keep-together="true" fo:keep-together="auto"/>
    </style:style>
    <style:style style:name="Tabella1.4" style:family="table-row">
      <style:table-row-properties style:min-row-height="1.198cm" style:keep-together="true" fo:keep-together="auto"/>
    </style:style>
    <style:style style:name="P1" style:family="paragraph" style:parent-style-name="Header">
      <style:paragraph-properties fo:text-align="center" style:justify-single-word="false"/>
      <style:text-properties fo:language="it" fo:country="IT"/>
    </style:style>
    <style:style style:name="P2" style:family="paragraph" style:parent-style-name="Footer">
      <style:paragraph-properties fo:text-align="end" style:justify-single-word="false"/>
    </style:style>
    <style:style style:name="P3" style:family="paragraph" style:parent-style-name="Standard">
      <style:text-properties style:font-name="Arial"/>
    </style:style>
    <style:style style:name="P4" style:family="paragraph" style:parent-style-name="Standard">
      <style:paragraph-properties fo:text-align="center" style:justify-single-word="false"/>
      <style:text-properties style:font-name="Arial" fo:font-style="italic" style:text-underline-style="solid" style:text-underline-width="auto" style:text-underline-color="font-color" style:font-style-asian="italic" style:font-style-complex="italic"/>
    </style:style>
    <style:style style:name="P5" style:family="paragraph" style:parent-style-name="Standard">
      <style:paragraph-properties fo:text-align="center" style:justify-single-word="false"/>
      <style:text-properties style:font-name="Arial" fo:font-style="italic" style:font-style-asian="italic" style:font-style-complex="italic"/>
    </style:style>
    <style:style style:name="P6" style:family="paragraph" style:parent-style-name="Standard">
      <style:text-properties style:font-name="Arial" fo:font-weight="bold" style:font-weight-asian="bold" style:font-weight-complex="bold"/>
    </style:style>
    <style:style style:name="P7" style:family="paragraph" style:parent-style-name="Standard">
      <style:paragraph-properties fo:text-align="center" style:justify-single-word="false"/>
      <style:text-properties style:font-name="Arial" fo:font-weight="bold" style:font-weight-asian="bold" style:font-weight-complex="bold"/>
    </style:style>
    <style:style style:name="P8" style:family="paragraph" style:parent-style-name="Standard">
      <style:paragraph-properties fo:text-align="center" style:justify-single-word="false" style:snap-to-layout-grid="false"/>
      <style:text-properties style:font-name="Arial" fo:font-weight="bold" style:font-weight-asian="bold" style:font-weight-complex="bold"/>
    </style:style>
    <style:style style:name="P9" style:family="paragraph" style:parent-style-name="Standard">
      <style:paragraph-properties fo:text-align="center" style:justify-single-word="false" style:snap-to-layout-grid="false"/>
      <style:text-properties style:font-name="Arial" style:text-underline-style="solid" style:text-underline-width="auto" style:text-underline-color="font-color" fo:font-weight="bold" style:font-weight-asian="bold" style:font-weight-complex="bold"/>
    </style:style>
    <style:style style:name="P10" style:family="paragraph" style:parent-style-name="Standard">
      <style:text-properties style:font-name="Arial" fo:font-weight="normal" style:font-weight-asian="normal" style:font-weight-complex="normal"/>
    </style:style>
    <style:style style:name="P11" style:family="paragraph" style:parent-style-name="Standard">
      <style:paragraph-properties style:snap-to-layout-grid="false"/>
      <style:text-properties style:font-name="Arial"/>
    </style:style>
    <style:style style:name="P12" style:family="paragraph" style:parent-style-name="Standard">
      <style:paragraph-properties fo:text-align="justify" style:justify-single-word="false"/>
      <style:text-properties style:font-name="Arial" fo:font-size="14pt" fo:language="it" fo:country="IT" style:text-underline-style="solid" style:text-underline-width="auto" style:text-underline-color="font-color" fo:font-weight="bold" style:font-size-asian="14pt" style:font-weight-asian="bold" style:font-weight-complex="bold"/>
    </style:style>
    <style:style style:name="P13" style:family="paragraph" style:parent-style-name="Standard">
      <style:paragraph-properties fo:text-align="justify" style:justify-single-word="false"/>
      <style:text-properties style:font-name="Arial"/>
    </style:style>
    <style:style style:name="P14" style:family="paragraph" style:parent-style-name="Standard">
      <style:paragraph-properties fo:text-align="justify" style:justify-single-word="false"/>
      <style:text-properties style:font-name="Arial" fo:font-size="12pt" fo:font-weight="bold" style:font-size-asian="12pt" style:font-weight-asian="bold" style:font-size-complex="12pt" style:font-weight-complex="bold"/>
    </style:style>
    <style:style style:name="P15" style:family="paragraph" style:parent-style-name="Standard">
      <style:paragraph-properties fo:text-align="justify" style:justify-single-word="false"/>
      <style:text-properties style:font-name="Arial" fo:font-size="13pt" fo:font-weight="bold" style:font-size-asian="13pt" style:font-weight-asian="bold" style:font-size-complex="13pt" style:font-weight-complex="bold"/>
    </style:style>
    <style:style style:name="P16" style:family="paragraph" style:parent-style-name="Standard">
      <style:paragraph-properties fo:text-align="justify" style:justify-single-word="false"/>
      <style:text-properties fo:font-weight="normal" style:font-weight-asian="normal" style:font-weight-complex="normal"/>
    </style:style>
    <style:style style:name="P17" style:family="paragraph" style:parent-style-name="Standard">
      <style:paragraph-properties fo:margin-left="1.305cm" fo:margin-right="0cm" fo:text-indent="0cm" style:auto-text-indent="false"/>
      <style:text-properties style:font-name="Arial"/>
    </style:style>
    <style:style style:name="P18" style:family="paragraph" style:parent-style-name="Standard">
      <style:paragraph-properties fo:text-align="justify" style:justify-single-word="false" fo:break-before="page"/>
      <style:text-properties style:font-name="Arial"/>
    </style:style>
    <style:style style:name="P19" style:family="paragraph" style:parent-style-name="Standard">
      <style:paragraph-properties fo:text-align="justify" style:justify-single-word="false" fo:break-before="page"/>
      <style:text-properties style:font-name="Arial" fo:font-size="13pt" fo:font-weight="bold" style:font-size-asian="13pt" style:font-weight-asian="bold" style:font-size-complex="13pt" style:font-weight-complex="bold"/>
    </style:style>
    <style:style style:name="P20" style:family="paragraph" style:parent-style-name="Standard">
      <style:paragraph-properties fo:text-align="justify" style:justify-single-word="false" fo:break-before="page"/>
      <style:text-properties style:font-name="Arial" fo:font-size="12pt" fo:font-weight="bold" style:font-size-asian="12pt" style:font-weight-asian="bold" style:font-size-complex="12pt" style:font-weight-complex="bold"/>
    </style:style>
    <style:style style:name="P21" style:family="paragraph" style:parent-style-name="Standard">
      <style:paragraph-properties fo:margin-left="0.318cm" fo:margin-right="0cm" fo:text-indent="0cm" style:auto-text-indent="false"/>
      <style:text-properties style:font-name="Arial"/>
    </style:style>
    <style:style style:name="P22" style:family="paragraph" style:parent-style-name="Standard">
      <style:paragraph-properties fo:margin-left="0.318cm" fo:margin-right="0cm" fo:text-indent="0cm" style:auto-text-indent="false"/>
      <style:text-properties style:font-name="Arial" fo:font-weight="bold" style:font-weight-asian="bold" style:font-weight-complex="bold"/>
    </style:style>
    <style:style style:name="P23" style:family="paragraph" style:parent-style-name="Standard">
      <style:paragraph-properties fo:margin-left="0.318cm" fo:margin-right="0cm" fo:text-indent="0cm" style:auto-text-indent="false" style:snap-to-layout-grid="false"/>
      <style:text-properties style:font-name="Arial" fo:font-weight="bold" style:font-weight-asian="bold" style:font-weight-complex="bold"/>
    </style:style>
    <style:style style:name="P24" style:family="paragraph" style:parent-style-name="Standard">
      <style:paragraph-properties fo:margin-left="0.318cm" fo:margin-right="0cm" fo:text-indent="0cm" style:auto-text-indent="false"/>
      <style:text-properties style:font-name="Arial" style:text-underline-style="solid" style:text-underline-width="auto" style:text-underline-color="font-color" fo:font-weight="bold" style:font-weight-asian="bold" style:font-weight-complex="bold"/>
    </style:style>
    <style:style style:name="P25" style:family="paragraph" style:parent-style-name="Standard">
      <style:paragraph-properties fo:margin-left="0.318cm" fo:margin-right="0cm" fo:text-indent="0cm" style:auto-text-indent="false" style:snap-to-layout-grid="false"/>
      <style:text-properties style:font-name="Arial"/>
    </style:style>
    <style:style style:name="P26" style:family="paragraph" style:parent-style-name="Standard">
      <style:paragraph-properties fo:margin-left="0.318cm" fo:margin-right="0cm" fo:text-indent="0cm" style:auto-text-indent="false"/>
      <style:text-properties style:font-name="Arial" style:text-underline-style="none"/>
    </style:style>
    <style:style style:name="P27" style:family="paragraph" style:parent-style-name="Standard">
      <style:paragraph-properties fo:margin-left="0cm" fo:margin-right="0cm" fo:text-indent="0cm" style:auto-text-indent="false"/>
      <style:text-properties style:font-name="Arial"/>
    </style:style>
    <style:style style:name="P28" style:family="paragraph" style:parent-style-name="Standard">
      <style:paragraph-properties fo:margin-left="0.644cm" fo:margin-right="0cm" fo:text-indent="0cm" style:auto-text-indent="false"/>
      <style:text-properties style:font-name="Arial"/>
    </style:style>
    <style:style style:name="P29" style:family="paragraph" style:parent-style-name="Standard">
      <style:paragraph-properties fo:margin-left="0.644cm" fo:margin-right="0cm" fo:text-indent="0cm" style:auto-text-indent="false" style:snap-to-layout-grid="false"/>
      <style:text-properties style:font-name="Arial"/>
    </style:style>
    <style:style style:name="P30" style:family="paragraph" style:parent-style-name="Standard">
      <style:paragraph-properties fo:margin-left="3.634cm" fo:margin-right="0cm" fo:text-indent="0cm" style:auto-text-indent="false" style:snap-to-layout-grid="false"/>
      <style:text-properties style:font-name="Arial"/>
    </style:style>
    <style:style style:name="P31" style:family="paragraph" style:parent-style-name="Standard">
      <style:paragraph-properties fo:margin-left="1.332cm" fo:margin-right="0cm" fo:text-indent="0cm" style:auto-text-indent="false"/>
      <style:text-properties style:font-name="Arial"/>
    </style:style>
    <style:style style:name="P32" style:family="paragraph" style:parent-style-name="Standard">
      <style:paragraph-properties fo:margin-left="1.332cm" fo:margin-right="0cm" fo:text-indent="0cm" style:auto-text-indent="false" style:snap-to-layout-grid="false"/>
      <style:text-properties style:font-name="Arial"/>
    </style:style>
    <style:style style:name="P33" style:family="paragraph" style:parent-style-name="Contents_20_1">
      <style:text-properties style:font-name="Arial"/>
    </style:style>
    <style:style style:name="P34" style:family="paragraph" style:parent-style-name="Standard" style:master-page-name="First_20_Page">
      <style:paragraph-properties fo:text-align="center" style:justify-single-word="false" style:page-number="auto"/>
      <style:text-properties style:font-name="Arial" fo:font-style="italic" style:text-underline-style="solid" style:text-underline-width="auto" style:text-underline-color="font-color" style:font-style-asian="italic" style:font-style-complex="italic"/>
    </style:style>
    <style:style style:name="P35" style:family="paragraph" style:parent-style-name="Standard" style:list-style-name="L1">
      <style:paragraph-properties fo:text-align="justify" style:justify-single-word="false"/>
    </style:style>
    <style:style style:name="P36" style:family="paragraph" style:parent-style-name="Standard" style:list-style-name="L2">
      <style:paragraph-properties fo:text-align="justify" style:justify-single-word="false"/>
    </style:style>
    <style:style style:name="P37" style:family="paragraph" style:parent-style-name="Standard" style:list-style-name="L8">
      <style:paragraph-properties fo:text-align="justify" style:justify-single-word="false"/>
    </style:style>
    <style:style style:name="P38" style:family="paragraph" style:parent-style-name="Standard">
      <style:paragraph-properties fo:text-align="justify" style:justify-single-word="false"/>
      <style:text-properties style:font-name="Arial"/>
    </style:style>
    <style:style style:name="P39" style:family="paragraph" style:parent-style-name="Standard" style:list-style-name="L4">
      <style:paragraph-properties fo:text-align="justify" style:justify-single-word="false"/>
      <style:text-properties style:font-name="Arial"/>
    </style:style>
    <style:style style:name="P40" style:family="paragraph" style:parent-style-name="Standard" style:list-style-name="L5">
      <style:paragraph-properties fo:text-align="justify" style:justify-single-word="false"/>
      <style:text-properties style:font-name="Arial"/>
    </style:style>
    <style:style style:name="P41" style:family="paragraph" style:parent-style-name="Standard" style:list-style-name="L6">
      <style:paragraph-properties fo:text-align="justify" style:justify-single-word="false"/>
      <style:text-properties style:font-name="Arial"/>
    </style:style>
    <style:style style:name="P42" style:family="paragraph" style:parent-style-name="Standard" style:list-style-name="L7">
      <style:paragraph-properties fo:text-align="justify" style:justify-single-word="false"/>
      <style:text-properties style:font-name="Arial"/>
    </style:style>
    <style:style style:name="P43" style:family="paragraph" style:parent-style-name="Standard">
      <style:paragraph-properties fo:text-align="justify" style:justify-single-word="false"/>
      <style:text-properties style:font-name="Arial" fo:language="it" fo:country="IT" style:text-underline-style="none"/>
    </style:style>
    <style:style style:name="P44" style:family="paragraph" style:parent-style-name="Standard">
      <style:paragraph-properties fo:text-align="justify" style:justify-single-word="false"/>
      <style:text-properties style:font-name="Arial" fo:language="it" fo:country="IT" style:text-underline-style="none" fo:font-weight="bold" style:font-weight-asian="bold" style:font-weight-complex="bold"/>
    </style:style>
    <style:style style:name="P45" style:family="paragraph" style:parent-style-name="Standard">
      <style:paragraph-properties fo:text-align="justify" style:justify-single-word="false"/>
      <style:text-properties style:font-name="Arial" fo:language="it" fo:country="IT" style:text-underline-style="none" fo:font-weight="normal" style:font-weight-asian="normal" style:font-weight-complex="normal"/>
    </style:style>
    <style:style style:name="T1" style:family="text">
      <style:text-properties fo:font-weight="bold" style:font-weight-asian="bold" style:font-weight-complex="bold"/>
    </style:style>
    <style:style style:name="T2" style:family="text">
      <style:text-properties style:text-underline-style="none"/>
    </style:style>
    <style:style style:name="T3" style:family="text">
      <style:text-properties style:text-underline-style="none"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Arial"/>
    </style:style>
    <style:style style:name="T6" style:family="text">
      <style:text-properties style:font-name="Arial" fo:language="it" fo:country="IT" style:text-underline-style="none"/>
    </style:style>
    <style:style style:name="T7" style:family="text">
      <style:text-properties fo:font-size="13pt" fo:font-weight="bold" style:font-size-asian="13pt" style:font-weight-asian="bold" style:font-size-complex="13pt" style:font-weight-complex="bold"/>
    </style:style>
    <style:style style:name="T8" style:family="text"/>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383cm" fo:text-indent="-0.635cm" fo:margin-left="1.38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018cm" fo:text-indent="-0.635cm" fo:margin-left="2.018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653cm" fo:text-indent="-0.635cm" fo:margin-left="2.653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288cm" fo:text-indent="-0.635cm" fo:margin-left="3.288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923cm" fo:text-indent="-0.635cm" fo:margin-left="3.923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558cm" fo:text-indent="-0.635cm" fo:margin-left="4.55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193cm" fo:text-indent="-0.635cm" fo:margin-left="5.19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828cm" fo:text-indent="-0.635cm" fo:margin-left="5.828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463cm" fo:text-indent="-0.635cm" fo:margin-left="6.46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98cm" fo:text-indent="-0.635cm" fo:margin-left="7.098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Istituto Tecnico Tecnologico Statale "Fedi-Fermi" - Pistoia</text:p>
      <text:p text:style-name="P4">LABORATORIO DI STATISTICA</text:p>
      <text:p text:style-name="P5">a.s. 2013/2014</text:p>
      <text:p text:style-name="P6"><text:s/></text:p>
      <text:p text:style-name="P6"/>
      <text:p text:style-name="P6"/>
      <text:p text:style-name="P6"/>
      <table:table table:name="Tabella1" table:style-name="Tabella1">
        <table:table-column table:style-name="Tabella1.A"/>
        <table:table-column table:style-name="Tabella1.B"/>
        <table:table-column table:style-name="Tabella1.C"/>
        <table:table-column table:style-name="Tabella1.D"/>
        <table:table-row table:style-name="Tabella1.1">
          <table:table-cell table:style-name="Tabella1.A1" table:number-columns-spanned="4" office:value-type="string">
            <text:p text:style-name="P23"/>
            <text:p text:style-name="P22"/>
            <text:p text:style-name="P21"><text:span text:style-name="T1">Gruppo</text:span> <text:s/>5IA</text:p>
            <text:p text:style-name="P21"><text:span text:style-name="T2"><text:s text:c="75"/></text:span><text:s text:c="71"/></text:p>
            <text:p text:style-name="P21"><text:s/><text:span text:style-name="T1">Nomi dei componenti del gruppo</text:span> <text:s text:c="2"/>Picciau Sebastiano - Savi Alessio </text:p>
            <text:p text:style-name="P21"><text:s text:c="145"/></text:p>
            <text:p text:style-name="P21"><text:s/><text:span text:style-name="T1">Titolo Esercitazione</text:span> <text:s text:c="2"/>Calcolo dell'area gaussiana</text:p>
            <text:p text:style-name="P21"><text:span text:style-name="T2"><text:s text:c="2"/></text:span><text:span text:style-name="T1"><text:s text:c="66"/></text:span></text:p>
            <text:p text:style-name="P21"><text:span text:style-name="T1"><text:s/>Data Inizio</text:span> <text:s text:c="3"/>**<text:span text:style-name="T2">/*/**** </text:span></text:p>
            <text:p text:style-name="P24"/>
          </table:table-cell>
          <table:covered-table-cell/>
          <table:covered-table-cell/>
          <table:covered-table-cell/>
        </table:table-row>
        <table:table-row table:style-name="Tabella1.2">
          <table:table-cell table:style-name="Tabella1.A2" office:value-type="string">
            <text:p text:style-name="P9"/>
            <text:p text:style-name="P22"><text:s text:c="3"/>Data</text:p>
          </table:table-cell>
          <table:table-cell table:style-name="Tabella1.A2" office:value-type="string">
            <text:p text:style-name="P8"/>
            <text:p text:style-name="P7">Ore</text:p>
          </table:table-cell>
          <table:table-cell table:style-name="Tabella1.A2" office:value-type="string">
            <text:p text:style-name="P8"/>
            <text:p text:style-name="P6"><text:s text:c="7"/>Luogo</text:p>
            <text:p text:style-name="P6"/>
          </table:table-cell>
          <table:table-cell table:style-name="Tabella1.A1" office:value-type="string">
            <text:p text:style-name="P9"/>
            <text:p text:style-name="P6"><text:s text:c="12"/>Nomi dei componenti del gruppo</text:p>
          </table:table-cell>
        </table:table-row>
        <table:table-row table:style-name="Tabella1.3">
          <table:table-cell table:style-name="Tabella1.A2" office:value-type="string">
            <text:p text:style-name="P25"><text:s text:c="2"/></text:p>
            <text:p text:style-name="P27"><text:s/>24/10/2013</text:p>
            <text:p text:style-name="P27"><text:s/>27/10/2013</text:p>
            <text:p text:style-name="P27"><text:s/>31/10/2013</text:p>
            <text:p text:style-name="P27"><text:s/>2/10/2013</text:p>
            <text:p text:style-name="P27"><text:s/>7 /11/2013</text:p>
            <text:p text:style-name="P27"><text:s/>14/11/2013</text:p>
          </table:table-cell>
          <table:table-cell table:style-name="Tabella1.A2" office:value-type="string">
            <text:p text:style-name="P29"/>
            <text:p text:style-name="P28">2</text:p>
            <text:p text:style-name="P28">2</text:p>
            <text:p text:style-name="P28">2</text:p>
            <text:p text:style-name="P28">2</text:p>
            <text:p text:style-name="P28">2</text:p>
            <text:p text:style-name="P28">2</text:p>
          </table:table-cell>
          <table:table-cell table:style-name="Tabella1.A2" office:value-type="string">
            <text:p text:style-name="P30"/>
            <text:p text:style-name="P33"><text:s text:c="5"/>Laboratorio</text:p>
            <text:p text:style-name="P3"><text:s text:c="5"/>Casa</text:p>
            <text:p text:style-name="P3"><text:s text:c="5"/>Laboratorio</text:p>
            <text:p text:style-name="P3"><text:s text:c="5"/>Casa</text:p>
            <text:p text:style-name="P3"><text:s text:c="5"/>Laboratorio</text:p>
            <text:p text:style-name="P3"><text:s text:c="5"/>Laboratorio</text:p>
          </table:table-cell>
          <table:table-cell table:style-name="Tabella1.A1" office:value-type="string">
            <text:p text:style-name="P32"/>
            <text:p text:style-name="P31">Picciau Sebastiano - Savi Alessio</text:p>
            <text:p text:style-name="P17">Picciau Sebastiano</text:p>
            <text:p text:style-name="P27"><text:s text:c="12"/>Picciau Sebastiano - Savi Alessio</text:p>
            <text:p text:style-name="P6"><text:s text:c="10"/><text:span text:style-name="T4"><text:s text:c="2"/>Picciau Sebastiano - Savi Alessio</text:span></text:p>
            <text:p text:style-name="P10"><text:s text:c="12"/>Picciau Sebastiano - Savi Alessio</text:p>
            <text:p text:style-name="P10"><text:s text:c="12"/>Picciau Sebastiano - Savi Alessio</text:p>
            <text:p text:style-name="P6"/>
          </table:table-cell>
        </table:table-row>
        <table:table-row table:style-name="Tabella1.4">
          <table:table-cell table:style-name="Tabella1.A1" table:number-columns-spanned="4" office:value-type="string">
            <text:p text:style-name="P11"><text:span text:style-name="T2"><text:s text:c="69"/></text:span><text:span text:style-name="T3"><text:s text:c="9"/></text:span><text:span text:style-name="T1"><text:s text:c="63"/></text:span></text:p>
            <text:p text:style-name="P21"><text:span text:style-name="T1"><text:s/>Data Consegna</text:span> <text:s text:c="3"/>5<text:span text:style-name="T2">/10/2013 <text:s text:c="40"/></text:span></text:p>
            <text:p text:style-name="P26"><text:s text:c="74"/></text:p>
          </table:table-cell>
          <table:covered-table-cell/>
          <table:covered-table-cell/>
          <table:covered-table-cell/>
        </table:table-row>
      </table:table>
      <text:p text:style-name="P12"/>
      <text:p text:style-name="P18"/>
      <text:p text:style-name="P19"><text:bookmark-start text:name="INDICE"/>INDICE<text:bookmark-end text:name="INDICE"/></text:p>
      <text:list xml:id="list3386268371820133254" text:style-name="L1">
        <text:list-item>
          <text:p text:style-name="P35"><text:a xlink:type="simple" xlink:href="#CENNI TEORICI"><text:span text:style-name="T5">CENNI TEORICI</text:span></text:a><text:span text:style-name="T5"> 2</text:span></text:p>
        </text:list-item>
      </text:list>
      <text:list xml:id="list7495314461823659329" text:style-name="L2">
        <text:list-item>
          <text:p text:style-name="P36"><text:a xlink:type="simple" xlink:href="#ANALISI DEL PROBLEMA E VINCOLI IMPOSTI DAL TESTO"><text:span text:style-name="T5">ANALISI DEL PROBLEMA E VINCOLI IMPOSTI DAL TESTO</text:span></text:a><text:span text:style-name="T5"> 2</text:span></text:p>
        </text:list-item>
        <text:list-item>
          <text:p text:style-name="P36"><text:a xlink:type="simple" xlink:href="#FUNZIONI DEL PROGRAMMA"><text:span text:style-name="T5">FUNZIONI DEL PROGRAMMA</text:span></text:a><text:span text:style-name="T5"> 2</text:span></text:p>
        </text:list-item>
        <text:list-item>
          <text:p text:style-name="P36"><text:a xlink:type="simple" xlink:href="#STRUTTURE DATI UTILIZZATE E STRUTTURA DEL PROGRAMMA"><text:span text:style-name="T5">STRUTTURE DATI UTILIZZATE E STRUTTURA DEL PROGRAMMA</text:span></text:a><text:span text:style-name="T5"> 2</text:span></text:p>
        </text:list-item>
        <text:list-item>
          <text:p text:style-name="P36"><text:a xlink:type="simple" xlink:href="#MANUALE PER L'UTENTE"><text:span text:style-name="T5">MANUALE PER L'UTENTE</text:span></text:a><text:span text:style-name="T5"> 3</text:span></text:p>
        </text:list-item>
        <text:list-item>
          <text:p text:style-name="P36"><text:a xlink:type="simple" xlink:href="#TEST DATA SET"><text:span text:style-name="T5">TEST DATA SET</text:span></text:a><text:span text:style-name="T5"> 4</text:span></text:p>
        </text:list-item>
      </text:list>
      <text:p text:style-name="P20">CENNI TEORICI</text:p>
      <text:p text:style-name="P14"/>
      <text:p text:style-name="P13"/>
      <text:p text:style-name="P13">E’ la più importante distribuzione statistica continua e trova numerose applicazioni nello studio dei fenomeni biologici. Fu proposta da Gauss (1809) nell'ambito della teoria degli errori, ed è stata attribuita anche a Laplace (1812), che ne definì le propri età principali in anticipo rispetto alla trattazione più completa fatta da Gauss. Il nome “normale” deriva dalla convinzione che molti fenomeni fisico-biologici si distribuiscono con frequenze più elevate nei valori centrali e con frequenze progressivamente minori verso gli estremi della variabile. E’ detta anche CURVA DEGLI ERRORI ACCIDENTALI in quanto, soprattutto nelle discipline fisiche, la distribuzione degli errori commessi nel misurare ripetutamente una stessa grandezza, è molto bene approssimata da questa curva. </text:p>
      <text:p text:style-name="P13"/>
      <text:p text:style-name="P13"><text:s/>La Distribuzione Normale (Curva di Gauss)</text:p>
      <text:p text:style-name="P13">5</text:p>
      <text:p text:style-name="P13">Quando le distribuzioni di frequenza prima risultano crescenti,</text:p>
      <text:p text:style-name="P13">raggiungono un massimo e poi cominciano a decrescere fino ad</text:p>
      <text:p text:style-name="P13">arrivare allo zero, si può parlare di</text:p>
      <text:p text:style-name="P13">variabili che tendono a distribuirsi</text:p>
      <text:p text:style-name="P13">“normalmente”, ossia che seguono un andamento secondo la curva di</text:p>
      <text:p text:style-name="P13">Gauss la cui espressione analitica è del tipo:</text:p>
      <text:p text:style-name="P13"/>
      <text:p text:style-name="P13">la Y dipende solamente da due parametri:μ e σ.</text:p>
      <text:p text:style-name="P13"/>
      <text:p text:style-name="P13"/>
      <text:p text:style-name="P13">CARATTERISTICHE DELLA DISTRIBUZIONE NORMALE</text:p>
      <text:p text:style-name="P13"/>
      <text:list xml:id="list862711316517891679" text:style-name="L8">
        <text:list-item>
          <text:p text:style-name="P37"><text:span text:style-name="T5">è simmetrica rispetto al valore medio ( μ );</text:span></text:p>
        </text:list-item>
        <text:list-item>
          <text:p text:style-name="P37"><text:span text:style-name="T5">il valore di x = μ (media aritmetica) coincide anche con la moda e la mediana della distribuzione</text:span></text:p>
        </text:list-item>
        <text:list-item>
          <text:p text:style-name="P37"><text:span text:style-name="T5">è asintotica all'asse delle x da entrambi i lati</text:span></text:p>
        </text:list-item>
        <text:list-item>
          <text:p text:style-name="P37"><text:span text:style-name="T5">è crescente per x&lt;μ</text:span></text:p>
        </text:list-item>
        <text:list-item>
          <text:p text:style-name="P37"><text:span text:style-name="T5">e decrescente per x&gt;μ</text:span></text:p>
        </text:list-item>
        <text:list-item>
          <text:p text:style-name="P37"><text:span text:style-name="T5">possiede due punti di flesso per x = μ±σ</text:span></text:p>
        </text:list-item>
        <text:list-item>
          <text:p text:style-name="P37"><text:span text:style-name="T5">l’area sotto la curva è = 1 (essendo = 1 la probabilità del verificarsi di un valore di x compreso tra - ∞ e + ∞) </text:span></text:p>
        </text:list-item>
      </text:list>
      <text:p text:style-name="P13"/>
      <text:p text:style-name="P13"/>
      <text:p text:style-name="P13"/>
      <text:p text:style-name="P13"/>
      <text:p text:style-name="P13"/>
      <text:p text:style-name="P14"><text:bookmark-start text:name="ANALISI DEL PROBLEMA E VINCOLI IMPOSTI DAL TESTO"/>ANALISI DEL PROBLEMA E VINCOLI IMPOSTI DAL TESTO<text:bookmark-end text:name="ANALISI DEL PROBLEMA E VINCOLI IMPOSTI DAL TESTO"/></text:p>
      <text:p text:style-name="P14"/>
      <text:p text:style-name="P13">Creare un programma che calcoli l'area di Gauss.</text:p>
      <text:p text:style-name="P15"/>
      <text:p text:style-name="P15"><text:bookmark-start text:name="FUNZIONI DEL PROGRAMMA"/>FUNZIONI DEL PROGRAMMA<text:bookmark-end text:name="FUNZIONI DEL PROGRAMMA"/></text:p>
      <text:p text:style-name="P13"><text:soft-page-break/>Il nostro programma soddisfa le richieste imposte. E' inoltre in grado di eseguire calcoli differenti a seconda del tipo di operazione da compiere (calcolo area compresa dagli estremi, calcolo code ecc).</text:p>
      <text:p text:style-name="P13"/>
      <text:p text:style-name="P13"><text:bookmark-start text:name="STRUTTURE DATI UTILIZZATE E STRUTTURA DEL PROGRAMMA"/><text:span text:style-name="T7">STRUTTURE DATI UTILIZZATE E STRUTTURA DEL PROGRAMMA</text:span><text:bookmark-end text:name="STRUTTURE DATI UTILIZZATE E STRUTTURA DEL PROGRAMMA"/></text:p>
      <text:p text:style-name="P13"><text:span text:style-name="T7"/></text:p>
      <text:p text:style-name="P13"><text:span text:style-name="T7">Descrivo solo la classe “Grafico.java” in quanto è la sola ad occuparsi dei calcoli, il resto del codice è programmazione GUI non inerente a Gauss.</text:span></text:p>
      <text:p text:style-name="P13"/>
      <text:p text:style-name="P13">Classe Grafico:</text:p>
      <text:list xml:id="list6569848020342595286" text:style-name="L4">
        <text:list-item>
          <text:p text:style-name="P39"><text:s text:c="4"/>double unitax;</text:p>
        </text:list-item>
        <text:list-item>
          <text:p text:style-name="P39"><text:s text:c="4"/>double unitay;</text:p>
        </text:list-item>
        <text:list-item>
          <text:p text:style-name="P39"><text:s text:c="4"/>int asse;</text:p>
        </text:list-item>
        <text:list-item>
          <text:p text:style-name="P39"><text:s text:c="4"/>double inc;</text:p>
        </text:list-item>
        <text:list-item>
          <text:p text:style-name="P39"><text:s text:c="4"/>int calc;</text:p>
        </text:list-item>
        <text:list-item>
          <text:p text:style-name="P39"><text:s text:c="4"/>double sx,dx;</text:p>
        </text:list-item>
        <text:list-item>
          <text:p text:style-name="P39"><text:s text:c="4"/>double base;</text:p>
        </text:list-item>
        <text:list-item>
          <text:p text:style-name="P39"><text:s text:c="4"/>double areacalc;</text:p>
          <text:p text:style-name="P39"/>
        </text:list-item>
      </text:list>
      <text:p text:style-name="P13">Metodi</text:p>
      <text:p text:style-name="P13"/>
      <text:list xml:id="list286643375638308064" text:style-name="L5">
        <text:list-item>
          <text:p text:style-name="P40">Grafico(): costruttore che imposta la dimensione degli assi e dell'unita x e y.</text:p>
        </text:list-item>
        <text:list-item>
          <text:p text:style-name="P40">SetTipoCalcolo (int): metodo che impone il tipo di calcolo da eseguire:0=nessun calcolo1=coda destra 2=coda sinistra <text:s/>3=due code 4=area compresa;</text:p>
        </text:list-item>
        <text:list-item>
          <text:p text:style-name="P40">gauss(double): metodo che calcola il valore y della curva di gauss in base al dato passato come parametro;</text:p>
        </text:list-item>
        <text:list-item>
          <text:p text:style-name="P40">disegnaCodaDestra(): metodo che colore l'area inserita tramite il metodo fillRect().</text:p>
        </text:list-item>
      </text:list>
      <text:p text:style-name="P13"/>
      <text:p text:style-name="P13">Il programma è pensato in maniera da ottimizzare i calcoli, perciò si è deciso di frammentare i calcoli in svariate funzioni che identificano 4 casi differenti. Per questo motivo nel codice sorgente sono presenti metodi molto simili tra loro (calcolaCodaDestra,calcolaCodaSinistra ecc.).</text:p>
      <text:p text:style-name="P13"/>
      <text:p text:style-name="P13"/>
      <text:p text:style-name="P13"/>
      <text:p text:style-name="P13"/>
      <text:p text:style-name="P13"/>
      <text:p text:style-name="P13"/>
      <text:p text:style-name="P15"><text:bookmark-start text:name="MANUALE PER L'UTENTE"/>MANUALE PER L'UTENTE<text:bookmark-end text:name="MANUALE PER L'UTENTE"/></text:p>
      <text:p text:style-name="P43">L'interfaccia è molto intuitiva e non vi è bisogno di utleriori informazioni per il corretto uso dell'applicazione.</text:p>
      <text:p text:style-name="P43"/>
      <text:p text:style-name="P43"/>
      <text:p text:style-name="P43"/>
      <text:p text:style-name="P43"/>
      <text:p text:style-name="P44"><text:soft-page-break/>Codice sorgente</text:p>
      <text:p text:style-name="P44"/>
      <text:section text:style-name="Sect1" text:name="Sezione1">
        <text:p text:style-name="P45"/>
        <text:p text:style-name="P45"/>
        <text:p text:style-name="P45">public class Grafico extends JPanel{</text:p>
        <text:p text:style-name="P45"><text:s text:c="4"/></text:p>
        <text:p text:style-name="P45"><text:s text:c="4"/>double unitax;</text:p>
        <text:p text:style-name="P45"><text:s text:c="4"/>double unitay;</text:p>
        <text:p text:style-name="P45"><text:s text:c="4"/>int asse;</text:p>
        <text:p text:style-name="P45"><text:s text:c="4"/>double inc=0.1;</text:p>
        <text:p text:style-name="P45"><text:s text:c="4"/></text:p>
        <text:p text:style-name="P45"><text:s text:c="4"/>int calc=0;</text:p>
        <text:p text:style-name="P45"><text:s text:c="4"/>double sx,dx;</text:p>
        <text:p text:style-name="P45"><text:s text:c="4"/>double base;</text:p>
        <text:p text:style-name="P45"><text:s text:c="4"/>double areacalc=0;</text:p>
        <text:p text:style-name="P45"><text:s text:c="4"/>/*</text:p>
        <text:p text:style-name="P45"><text:s text:c="5"/>* 0=nessun calcolo</text:p>
        <text:p text:style-name="P45"><text:s text:c="5"/>* 1=coda destra</text:p>
        <text:p text:style-name="P45"><text:s text:c="5"/>* 2=coda sinistra</text:p>
        <text:p text:style-name="P45"><text:s text:c="5"/>* 3=due code</text:p>
        <text:p text:style-name="P45"><text:s text:c="5"/>* 4=area compresa</text:p>
        <text:p text:style-name="P45"><text:s text:c="5"/>*/</text:p>
        <text:p text:style-name="P45"><text:s text:c="4"/></text:p>
        <text:p text:style-name="P45"><text:s text:c="4"/>public Grafico(int width, int height) {</text:p>
        <text:p text:style-name="P45"><text:s text:c="8"/>setSize(width, height);</text:p>
        <text:p text:style-name="P45"><text:s text:c="8"/>unitay = 0.42/height;</text:p>
        <text:p text:style-name="P45"><text:s text:c="8"/>unitax = 8.0/width;</text:p>
        <text:p text:style-name="P45"><text:s text:c="8"/>asse=(int)getWidth()/2;</text:p>
        <text:p text:style-name="P45"><text:s text:c="4"/>}</text:p>
        <text:p text:style-name="P45"><text:s text:c="4"/></text:p>
        <text:p text:style-name="P45"><text:s text:c="4"/>public void setTipoCalcolo(int t){</text:p>
        <text:p text:style-name="P45"><text:s text:c="8"/>calc=t;</text:p>
        <text:p text:style-name="P45"><text:s text:c="4"/>}</text:p>
        <text:p text:style-name="P45"><text:s text:c="4"/></text:p>
        <text:p text:style-name="P45"><text:s text:c="4"/>public void setSx(double s){</text:p>
        <text:p text:style-name="P45"><text:s text:c="8"/>sx=s;</text:p>
        <text:p text:style-name="P45"><text:s text:c="4"/>}</text:p>
        <text:p text:style-name="P45"><text:s text:c="4"/></text:p>
        <text:p text:style-name="P45"><text:s text:c="4"/>public void setDx(double d){</text:p>
        <text:p text:style-name="P45"><text:s text:c="8"/>dx=d;</text:p>
        <text:p text:style-name="P45"><text:s text:c="4"/>}</text:p>
        <text:p text:style-name="P45"><text:s text:c="4"/></text:p>
        <text:p text:style-name="P45"><text:s text:c="4"/>public void setBase(double b){</text:p>
        <text:p text:style-name="P45"><text:s text:c="8"/>base=b;</text:p>
        <text:p text:style-name="P45"><text:s text:c="4"/>}</text:p>
        <text:p text:style-name="P45"><text:s text:c="4"/></text:p>
        <text:p text:style-name="P45"><text:s text:c="4"/>public double getArea(){</text:p>
        <text:p text:style-name="P45"><text:s text:c="8"/>return areacalc;</text:p>
        <text:p text:style-name="P45"><text:s text:c="4"/>}</text:p>
        <text:p text:style-name="P45"><text:s text:c="4"/></text:p>
        <text:p text:style-name="P45"><text:s text:c="4"/></text:p>
        <text:p text:style-name="P45"><text:s text:c="4"/></text:p>
        <text:p text:style-name="P45"><text:s text:c="4"/>@Override</text:p>
        <text:p text:style-name="P45"><text:s text:c="4"/>public void paint(Graphics g){</text:p>
        <text:p text:style-name="P45"><text:s text:c="8"/></text:p>
        <text:p text:style-name="P45"><text:s text:c="8"/>g.setColor(Color.WHITE);</text:p>
        <text:p text:style-name="P45"><text:s text:c="8"/>g.fillRect(0, 0, getWidth(), getHeight());</text:p>
        <text:p text:style-name="P45"><text:s text:c="8"/>g.setColor(Color.BLACK);</text:p>
        <text:p text:style-name="P45"><text:s text:c="8"/>g.drawLine(getWidth() / 2, 0, getWidth() / 2, getHeight());</text:p>
        <text:p text:style-name="P45"><text:s text:c="8"/></text:p>
        <text:p text:style-name="P45"><text:s text:c="8"/>g.setColor(Color.DARK_GRAY);</text:p>
        <text:p text:style-name="P45"><text:s text:c="8"/>int prec;</text:p>
        <text:p text:style-name="P45"><text:s text:c="8"/>for(double i =-4;i&lt;=4;i+=inc){</text:p>
        <text:p text:style-name="P45"><text:s text:c="12"/>prec=convertiY(gauss(i));</text:p>
        <text:p text:style-name="P45"><text:s text:c="12"/>g.drawLine(convertiX(i), prec, convertiX(i+inc), convertiY(gauss(i+inc)));</text:p>
        <text:p text:style-name="P45"><text:s text:c="8"/>}</text:p>
        <text:p text:style-name="P45"><text:s text:c="8"/>switch(calc){</text:p>
        <text:p text:style-name="P45"><text:s text:c="12"/>case 0:</text:p>
        <text:p text:style-name="P45"><text:s text:c="16"/>break;</text:p>
        <text:p text:style-name="P45"><text:s text:c="12"/>case 1:</text:p>
        <text:p text:style-name="P45"><text:s text:c="16"/>disegnaCodaDestra(g, sx, base);</text:p>
        <text:p text:style-name="P45"><text:s text:c="16"/>break;</text:p>
        <text:p text:style-name="P45"><text:s text:c="12"/>case 2:</text:p>
        <text:p text:style-name="P45"><text:s text:c="16"/>disegnaCodaSinistra(g, dx, base);</text:p>
        <text:p text:style-name="P45"><text:s text:c="16"/>break;</text:p>
        <text:p text:style-name="P45"><text:s text:c="12"/>case 3:</text:p>
        <text:p text:style-name="P45"><text:s text:c="16"/>disegnaCodaDestra(g, dx, base);</text:p>
        <text:p text:style-name="P45"><text:s text:c="16"/>disegnaCodaSinistra(g, sx, base);</text:p>
        <text:p text:style-name="P45"><text:s text:c="16"/>break;</text:p>
        <text:p text:style-name="P45"><text:s text:c="12"/>case 4:</text:p>
        <text:p text:style-name="P45"><text:s text:c="16"/>disegnaAreaCompresa(g, base);</text:p>
        <text:p text:style-name="P45"><text:s text:c="16"/>break;</text:p>
        <text:p text:style-name="P45"><text:s text:c="12"/></text:p>
        <text:p text:style-name="P45"><text:s text:c="8"/>}</text:p>
        <text:p text:style-name="P45"><text:s text:c="8"/></text:p>
        <text:p text:style-name="P45"><text:s text:c="4"/>}</text:p>
        <text:p text:style-name="P45"><text:s text:c="4"/></text:p>
        <text:p text:style-name="P45"><text:s text:c="4"/>public double gauss(double x){</text:p>
        <text:p text:style-name="P45"><text:soft-page-break/><text:s text:c="8"/></text:p>
        <text:p text:style-name="P45"><text:s text:c="8"/>double ris;</text:p>
        <text:p text:style-name="P45"><text:s text:c="8"/>ris=(1/(Math.sqrt(2*Math.PI)))*(Math.pow(Math.E, (-(x*x)/2)));</text:p>
        <text:p text:style-name="P45"><text:s text:c="8"/></text:p>
        <text:p text:style-name="P45"><text:s text:c="8"/>return ris;</text:p>
        <text:p text:style-name="P45"><text:s text:c="8"/></text:p>
        <text:p text:style-name="P45"><text:s text:c="4"/>}</text:p>
        <text:p text:style-name="P45"><text:s text:c="4"/></text:p>
        <text:p text:style-name="P45"><text:s text:c="4"/>public void disegnaCodaDestra(Graphics g, double ex, double base){</text:p>
        <text:p text:style-name="P45"><text:s text:c="8"/>//true= coda destra di ex</text:p>
        <text:p text:style-name="P45"><text:s text:c="8"/>//false= coda sinistra di ex</text:p>
        <text:p text:style-name="P45"><text:s text:c="8"/></text:p>
        <text:p text:style-name="P45"><text:s text:c="8"/>double area=0;</text:p>
        <text:p text:style-name="P45"><text:s text:c="8"/>g.setColor(Color.blue);</text:p>
        <text:p text:style-name="P45"><text:s text:c="8"/></text:p>
        <text:p text:style-name="P45"><text:s text:c="8"/>int ax,ay,bx,by;</text:p>
        <text:p text:style-name="P45"><text:s text:c="8"/></text:p>
        <text:p text:style-name="P45"><text:s text:c="8"/>for(double i = ex; i &lt; 4; i += base){</text:p>
        <text:p text:style-name="P45"><text:s text:c="12"/>area += (base*gauss(i));</text:p>
        <text:p text:style-name="P45"><text:s text:c="12"/>g.setColor(Color.blue);</text:p>
        <text:p text:style-name="P45"><text:s text:c="12"/>if(i&lt;0){</text:p>
        <text:p text:style-name="P45"><text:s text:c="16"/>ax=convertiX(i);</text:p>
        <text:p text:style-name="P45"><text:s text:c="12"/>}else{</text:p>
        <text:p text:style-name="P45"><text:s text:c="16"/>ax=convertiX(i-base);</text:p>
        <text:p text:style-name="P45"><text:s text:c="12"/>}</text:p>
        <text:p text:style-name="P45"><text:s text:c="12"/>ay=convertiY(gauss(i));</text:p>
        <text:p text:style-name="P45"><text:s text:c="12"/>bx=(int)(base/unitax);</text:p>
        <text:p text:style-name="P45"><text:s text:c="12"/>by=convertiY(0);</text:p>
        <text:p text:style-name="P45"><text:s text:c="12"/>g.fillRect(ax, ay, bx, by);</text:p>
        <text:p text:style-name="P45"><text:s text:c="12"/>g.drawRect(ax, ay, bx, by);</text:p>
        <text:p text:style-name="P45"><text:s text:c="8"/>}</text:p>
        <text:p text:style-name="P45"><text:s text:c="8"/>areacalc=area;</text:p>
        <text:p text:style-name="P45">}</text:p>
        <text:p text:style-name="P45"><text:s text:c="4"/></text:p>
        <text:p text:style-name="P45"><text:s text:c="4"/>public void disegnaCodaSinistra(Graphics g, double ex, double base){</text:p>
        <text:p text:style-name="P45"><text:s text:c="8"/>//true= coda destra di ex</text:p>
        <text:p text:style-name="P45"><text:s text:c="8"/>//false= coda sinistra di ex</text:p>
        <text:p text:style-name="P45"><text:s text:c="8"/></text:p>
        <text:p text:style-name="P45"><text:s text:c="8"/>double area=0;</text:p>
        <text:p text:style-name="P45"><text:s text:c="8"/>g.setColor(Color.blue);</text:p>
        <text:p text:style-name="P45"><text:s text:c="8"/></text:p>
        <text:p text:style-name="P45"><text:s text:c="8"/>int ax,ay,bx,by;</text:p>
        <text:p text:style-name="P45"><text:s text:c="8"/></text:p>
        <text:p text:style-name="P45"><text:s text:c="8"/>for(double i = ex; i &gt; -4; i -= base){</text:p>
        <text:p text:style-name="P45"><text:s text:c="12"/>area += (base*gauss(i));</text:p>
        <text:p text:style-name="P45"><text:s text:c="12"/>g.setColor(Color.blue);</text:p>
        <text:p text:style-name="P45"><text:s text:c="12"/>if(i&lt;0){</text:p>
        <text:p text:style-name="P45"><text:s text:c="16"/>ax=convertiX(i);</text:p>
        <text:p text:style-name="P45"><text:s text:c="12"/>}else{</text:p>
        <text:p text:style-name="P45"><text:s text:c="16"/>ax=convertiX(i-base);</text:p>
        <text:p text:style-name="P45"><text:s text:c="12"/>}</text:p>
        <text:p text:style-name="P45"><text:s text:c="12"/>ay=convertiY(gauss(i));</text:p>
        <text:p text:style-name="P45"><text:s text:c="12"/>bx=(int)(base/unitax);</text:p>
        <text:p text:style-name="P45"><text:s text:c="12"/>by=convertiY(0);</text:p>
        <text:p text:style-name="P45"><text:s text:c="12"/>g.fillRect(ax, ay, bx, by);</text:p>
        <text:p text:style-name="P45"><text:s text:c="12"/>g.drawRect(ax, ay, bx, by);</text:p>
        <text:p text:style-name="P45"><text:s text:c="8"/>}</text:p>
        <text:p text:style-name="P45"><text:s text:c="8"/>areacalc=area;</text:p>
        <text:p text:style-name="P45">}</text:p>
        <text:p text:style-name="P45"><text:s text:c="4"/></text:p>
        <text:p text:style-name="P45"><text:s text:c="4"/>public void disegnaAreaCompresa(Graphics g, double base){</text:p>
        <text:p text:style-name="P45"><text:s text:c="8"/>//true= coda destra di ex</text:p>
        <text:p text:style-name="P45"><text:s text:c="8"/>//false= coda sinistra di ex</text:p>
        <text:p text:style-name="P45"><text:s text:c="8"/></text:p>
        <text:p text:style-name="P45"><text:s text:c="8"/>double area=0;</text:p>
        <text:p text:style-name="P45"><text:s text:c="8"/>g.setColor(Color.blue);</text:p>
        <text:p text:style-name="P45"><text:s text:c="8"/></text:p>
        <text:p text:style-name="P45"><text:s text:c="8"/>int ax,ay,bx,by;</text:p>
        <text:p text:style-name="P45"><text:s text:c="8"/></text:p>
        <text:p text:style-name="P45"><text:s text:c="8"/>for(double i = sx; i &lt; dx; i += base){</text:p>
        <text:p text:style-name="P45"><text:s text:c="12"/>area += (base*gauss(i));</text:p>
        <text:p text:style-name="P45"><text:s text:c="12"/>g.setColor(Color.blue);</text:p>
        <text:p text:style-name="P45"><text:s text:c="12"/>if(i&lt;0){</text:p>
        <text:p text:style-name="P45"><text:s text:c="16"/>ax=convertiX(i);</text:p>
        <text:p text:style-name="P45"><text:s text:c="12"/>}else{</text:p>
        <text:p text:style-name="P45"><text:s text:c="16"/>ax=convertiX(i-base);</text:p>
        <text:p text:style-name="P45"><text:s text:c="12"/>}</text:p>
        <text:p text:style-name="P45"><text:s text:c="12"/>ay=convertiY(gauss(i));</text:p>
        <text:p text:style-name="P45"><text:s text:c="12"/>bx=(int)(base/unitax);</text:p>
        <text:p text:style-name="P45"><text:s text:c="12"/>by=convertiY(0);</text:p>
        <text:p text:style-name="P45"><text:s text:c="12"/>g.fillRect(ax, ay, bx, by);</text:p>
        <text:p text:style-name="P45"><text:s text:c="12"/>g.drawRect(ax, ay, bx, by);</text:p>
        <text:p text:style-name="P45"><text:s text:c="8"/>}</text:p>
        <text:p text:style-name="P45"><text:s text:c="8"/>areacalc=area;</text:p>
        <text:p text:style-name="P45">}</text:p>
        <text:p text:style-name="P45"><text:s text:c="4"/></text:p>
        <text:p text:style-name="P45"><text:soft-page-break/><text:s text:c="4"/>public double calcolaCodaDestra(){</text:p>
        <text:p text:style-name="P45"><text:s text:c="8"/>double area=0;</text:p>
        <text:p text:style-name="P45"><text:s text:c="8"/>for(double i = sx; i &lt; 4; i += base){</text:p>
        <text:p text:style-name="P45"><text:s text:c="12"/>area += (base*gauss(i));</text:p>
        <text:p text:style-name="P45"><text:s text:c="8"/>}</text:p>
        <text:p text:style-name="P45"><text:s text:c="8"/>areacalc=area;</text:p>
        <text:p text:style-name="P45"><text:s text:c="8"/>return area;</text:p>
        <text:p text:style-name="P45"><text:s text:c="4"/>}</text:p>
        <text:p text:style-name="P45"><text:s text:c="4"/></text:p>
        <text:p text:style-name="P45"><text:s text:c="4"/>public double calcolaCodaSinistra(){</text:p>
        <text:p text:style-name="P45"><text:s text:c="8"/>double area=0;</text:p>
        <text:p text:style-name="P45"><text:s text:c="8"/>for(double i = dx; i &gt; -4; i -= base){</text:p>
        <text:p text:style-name="P45"><text:s text:c="12"/>area += (base*gauss(i));</text:p>
        <text:p text:style-name="P45"><text:s text:c="8"/>}</text:p>
        <text:p text:style-name="P45"><text:s text:c="8"/>areacalc=area;</text:p>
        <text:p text:style-name="P45"><text:s text:c="8"/>return area;</text:p>
        <text:p text:style-name="P45"><text:s text:c="4"/>}</text:p>
        <text:p text:style-name="P45"><text:s text:c="4"/></text:p>
        <text:p text:style-name="P45"><text:s text:c="4"/>public double calcolaAreaCompresa(){</text:p>
        <text:p text:style-name="P45"><text:s text:c="8"/>double area=0;</text:p>
        <text:p text:style-name="P45"><text:s text:c="8"/>for(double i = sx; i &lt; dx; i += base){</text:p>
        <text:p text:style-name="P45"><text:s text:c="12"/>area += (base*gauss(i));</text:p>
        <text:p text:style-name="P45"><text:s text:c="8"/>}</text:p>
        <text:p text:style-name="P45"><text:s text:c="8"/>areacalc=area;</text:p>
        <text:p text:style-name="P45"><text:s text:c="8"/>return area;</text:p>
        <text:p text:style-name="P45"><text:s text:c="4"/>}</text:p>
        <text:p text:style-name="P45"><text:s text:c="4"/></text:p>
        <text:p text:style-name="P45"><text:s text:c="4"/>public double calcolaCode(){</text:p>
        <text:p text:style-name="P45"><text:s text:c="8"/>double area=0;</text:p>
        <text:p text:style-name="P45"><text:s text:c="8"/>for(double i = dx; i &lt; 4; i += base){</text:p>
        <text:p text:style-name="P45"><text:s text:c="12"/>area += (base*gauss(i));</text:p>
        <text:p text:style-name="P45"><text:s text:c="8"/>}</text:p>
        <text:p text:style-name="P45"><text:s text:c="8"/>for(double i = sx; i &gt; -4; i -= base){</text:p>
        <text:p text:style-name="P45"><text:s text:c="12"/>area += (base*gauss(i));</text:p>
        <text:p text:style-name="P45"><text:s text:c="8"/>}</text:p>
        <text:p text:style-name="P45"><text:s text:c="8"/>areacalc=area;</text:p>
        <text:p text:style-name="P45"><text:s text:c="8"/>return area;</text:p>
        <text:p text:style-name="P45"><text:s text:c="4"/>}</text:p>
        <text:p text:style-name="P45"><text:s text:c="4"/>public int convertiX(double x) {</text:p>
        <text:p text:style-name="P45"><text:s text:c="8"/>int cont=0;</text:p>
        <text:p text:style-name="P45"><text:s text:c="8"/>if(x&lt;0){</text:p>
        <text:p text:style-name="P45"><text:s text:c="12"/>cont= (int) ((Math.abs(x) / unitax));</text:p>
        <text:p text:style-name="P45"><text:s text:c="12"/>cont=asse-cont;</text:p>
        <text:p text:style-name="P45"><text:s text:c="8"/>}</text:p>
        <text:p text:style-name="P45"><text:s text:c="8"/>if(x==0){</text:p>
        <text:p text:style-name="P45"><text:s text:c="12"/>cont=asse;</text:p>
        <text:p text:style-name="P45"><text:s text:c="8"/>}</text:p>
        <text:p text:style-name="P45"><text:s text:c="8"/>if(x&gt;0){</text:p>
        <text:p text:style-name="P45"><text:s text:c="12"/>cont=(int) (((x) / unitax));</text:p>
        <text:p text:style-name="P45"><text:s text:c="12"/>cont=asse+cont;</text:p>
        <text:p text:style-name="P45"><text:s text:c="8"/>}</text:p>
        <text:p text:style-name="P45"><text:s text:c="8"/>return cont;</text:p>
        <text:p text:style-name="P45"><text:s text:c="4"/>}</text:p>
        <text:p text:style-name="P45"/>
        <text:p text:style-name="P45"><text:s text:c="4"/>public int convertiY(double y) {</text:p>
        <text:p text:style-name="P45"><text:s text:c="8"/>int cont;</text:p>
        <text:p text:style-name="P45"><text:s text:c="8"/>cont =(int)(y / unitay);</text:p>
        <text:p text:style-name="P45"><text:s text:c="8"/>cont = getHeight()-cont;</text:p>
        <text:p text:style-name="P45"><text:s text:c="8"/>return cont;</text:p>
        <text:p text:style-name="P45"><text:s text:c="4"/>}</text:p>
        <text:p text:style-name="P45"><text:s text:c="4"/></text:p>
        <text:p text:style-name="P45">}</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angal1" svg:font-family="Mangal"/>
    <style:font-face style:name="OpenSymbol" svg:font-family="OpenSymbol"/>
    <style:font-face style:name="monospace" svg:font-family="monospace"/>
    <style:font-face style:name="sans-serif" svg:font-family="sans-serif"/>
    <style:font-face style:name="serif" svg:font-family="serif"/>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Lucida Sans Unicode"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1" style:display-name="Contents 1" style:family="paragraph" style:parent-style-name="Standard" style:next-style-name="Standard" style:class="index"/>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language="it" fo:country="IT"/>
    </style:style>
    <style:style style:name="MP2" style:family="paragraph" style:parent-style-name="Footer">
      <style:paragraph-properties fo:text-align="end" style:justify-single-word="false"/>
    </style:style>
    <style:style style:name="MT1" style:family="text"/>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master-page style:name="First_20_Page" style:display-name="First Page" style:page-layout-name="Mpm2" style:next-style-name="Index"/>
    <style:master-page style:name="Index" style:page-layout-name="Mpm2" style:next-style-name="Right_20_Page"/>
    <style:master-page style:name="Right_20_Page" style:display-name="Right Page" style:page-layout-name="Mpm3" style:next-style-name="Left_20_Page">
      <style:header>
        <text:p text:style-name="MP1">4IA</text:p>
        <text:p text:style-name="MP1">Gruppo n°1</text:p>
        <text:p text:style-name="MP1">Ravagli-Morucci</text:p>
      </style:header>
      <style:footer>
        <text:p text:style-name="MP2"><text:a xlink:type="simple" xlink:href="#INDICE"><text:page-number text:select-page="current" text:page-adjust="-2">7</text:page-number></text:a></text:p>
      </style:footer>
    </style:master-page>
    <style:master-page style:name="Left_20_Page" style:display-name="Left Page" style:page-layout-name="Mpm4" style:next-style-name="Right_20_Page">
      <style:header>
        <text:p text:style-name="MP1">4IA</text:p>
        <text:p text:style-name="MP1">Gruppo n°1</text:p>
        <text:p text:style-name="MP1">Ravagli-Morucci</text:p>
      </style:header>
      <style:footer>
        <text:p text:style-name="Footer"><text:a xlink:type="simple" xlink:href="#INDICE"><text:page-number text:select-page="current" text:page-adjust="-2">6</text:page-number></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0-05T09:21:11.90</meta:creation-date>
    <meta:editing-duration>PT3H7M23S</meta:editing-duration>
    <meta:editing-cycles>7</meta:editing-cycles>
    <meta:generator>OpenOffice/4.0.1$Win32 OpenOffice.org_project/401m5$Build-9714</meta:generator>
    <dc:date>2013-10-29T00:15:35.44</dc:date>
    <meta:document-statistic meta:table-count="1" meta:image-count="0" meta:object-count="0" meta:page-count="8" meta:paragraph-count="332" meta:word-count="1117" meta:character-count="10095"/>
  </office:meta>
</office:document-meta>
</file>